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8.075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page" style:column-width="2.267cm"/>
    </style:style>
    <style:style style:name="co12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4" table:number-columns-repeated="1014" table:default-cell-style-name="ce6"/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40">
            <text:p>4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4">
            <text:p>4</text:p>
          </table:table-cell>
          <table:table-cell table:style-name="ce9" table:formula="of:=IF([.$G$1]*[.A18]-[.F18]&gt;0;[.$G$1]*[.A18]-[.F18];0)" office:value-type="float" office:value="0">
            <text:p>0</text:p>
          </table:table-cell>
          <table:table-cell table:formula="of:=IF(AND([.E18]&lt;&gt;&quot;&quot;;[.G18]&gt;0);MID([.E18];9;7)&amp;&quot;,&quot;&amp;[.G18]&amp;&quot;, &quot;&amp;[.I18];&quot;&quot;)">
            <text:p/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28">
            <text:p>28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28, BC817-25SMD">
            <text:p><text:s/>BC 817,28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4]-[.F24]&gt;0;[.$G$1]*[.A24]-[.F24];0)" office:value-type="float" office:value="0">
            <text:p>0</text:p>
          </table:table-cell>
          <table:table-cell table:formula="of:=IF(AND([.E24]&lt;&gt;&quot;&quot;;[.G24]&gt;0);MID([.E24];9;7)&amp;&quot;,&quot;&amp;[.G24]&amp;&quot;, &quot;&amp;[.I24];&quot;&quot;)">
            <text:p/>
          </table:table-cell>
          <table:table-cell table:formula="of:=[.B24]" office:value-type="string" office:string-value="16MHz">
            <text:p>16MHz</text:p>
          </table:table-cell>
          <table:table-cell table:style-name="ce13" office:value-type="string">
            <text:p>Achtung, Quarz ist für SMD, aber Thru hole im Design!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5]-[.F25]&gt;0;[.$G$1]*[.A25]-[.F25];0)" office:value-type="float" office:value="0">
            <text:p>0</text:p>
          </table:table-cell>
          <table:table-cell table:formula="of:=IF(AND([.E25]&lt;&gt;&quot;&quot;;[.G25]&gt;0);MID([.E25];9;7)&amp;&quot;,&quot;&amp;[.G25]&amp;&quot;, &quot;&amp;[.I25];&quot;&quot;)">
            <text:p/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6]-[.F26]&gt;0;[.$G$1]*[.A26]-[.F26];0)" office:value-type="float" office:value="0">
            <text:p>0</text:p>
          </table:table-cell>
          <table:table-cell table:formula="of:=IF(AND([.E26]&lt;&gt;&quot;&quot;;[.G26]&gt;0);MID([.E26];9;7)&amp;&quot;,&quot;&amp;[.G26]&amp;&quot;, &quot;&amp;[.I26];&quot;&quot;)">
            <text:p/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30">
            <text:p>3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0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8]-[.F28]&gt;0;[.$G$1]*[.A28]-[.F28];0)" office:value-type="float" office:value="0">
            <text:p>0</text:p>
          </table:table-cell>
          <table:table-cell table:formula="of:=IF(AND([.E28]&lt;&gt;&quot;&quot;;[.G28]&gt;0);MID([.E28];9;7)&amp;&quot;,&quot;&amp;[.G28]&amp;&quot;, &quot;&amp;[.I28];&quot;&quot;)">
            <text:p/>
          </table:table-cell>
          <table:table-cell table:formula="of:=[.B28]" office:value-type="string" office:string-value="47k - 0.1%">
            <text:p>47k - 0.1%</text:p>
          </table:table-cell>
          <table:table-cell table:style-name="ce13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29]-[.F29]&gt;0;[.$G$1]*[.A29]-[.F29];0)" office:value-type="float" office:value="0">
            <text:p>0</text:p>
          </table:table-cell>
          <table:table-cell table:formula="of:=IF(AND([.E29]&lt;&gt;&quot;&quot;;[.G29]&gt;0);MID([.E29];9;7)&amp;&quot;,&quot;&amp;[.G29]&amp;&quot;, &quot;&amp;[.I29];&quot;&quot;)">
            <text:p/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1]-[.F31]&gt;0;[.$G$1]*[.A31]-[.F31];0)" office:value-type="float" office:value="0">
            <text:p>0</text:p>
          </table:table-cell>
          <table:table-cell table:formula="of:=IF(AND([.E31]&lt;&gt;&quot;&quot;;[.G31]&gt;0);MID([.E31];9;7)&amp;&quot;,&quot;&amp;[.G31]&amp;&quot;, &quot;&amp;[.I31];&quot;&quot;)">
            <text:p/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2]-[.F32]&gt;0;[.$G$1]*[.A32]-[.F32];0)" office:value-type="float" office:value="0">
            <text:p>0</text:p>
          </table:table-cell>
          <table:table-cell table:formula="of:=IF(AND([.E32]&lt;&gt;&quot;&quot;;[.G32]&gt;0);MID([.E32];9;7)&amp;&quot;,&quot;&amp;[.G32]&amp;&quot;, &quot;&amp;[.I32];&quot;&quot;)">
            <text:p/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3]-[.F33]&gt;0;[.$G$1]*[.A33]-[.F33];0)" office:value-type="float" office:value="0">
            <text:p>0</text:p>
          </table:table-cell>
          <table:table-cell table:formula="of:=IF(AND([.E33]&lt;&gt;&quot;&quot;;[.G33]&gt;0);MID([.E33];9;7)&amp;&quot;,&quot;&amp;[.G33]&amp;&quot;, &quot;&amp;[.I33];&quot;&quot;)">
            <text:p/>
          </table:table-cell>
          <table:table-cell table:formula="of:=[.B33]" office:value-type="string" office:string-value="22k - 0.1%">
            <text:p>22k - 0.1%</text:p>
          </table:table-cell>
          <table:table-cell table:style-name="ce13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4]-[.F34]&gt;0;[.$G$1]*[.A34]-[.F34];0)" office:value-type="float" office:value="0">
            <text:p>0</text:p>
          </table:table-cell>
          <table:table-cell table:formula="of:=IF(AND([.E34]&lt;&gt;&quot;&quot;;[.G34]&gt;0);MID([.E34];9;7)&amp;&quot;,&quot;&amp;[.G34]&amp;&quot;, &quot;&amp;[.I34];&quot;&quot;)">
            <text:p/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5]-[.F35]&gt;0;[.$G$1]*[.A35]-[.F35];0)" office:value-type="float" office:value="0">
            <text:p>0</text:p>
          </table:table-cell>
          <table:table-cell table:formula="of:=IF(AND([.E35]&lt;&gt;&quot;&quot;;[.G35]&gt;0);MID([.E35];9;7)&amp;&quot;,&quot;&amp;[.G35]&amp;&quot;, &quot;&amp;[.I35];&quot;&quot;)">
            <text:p/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6]-[.F36]&gt;0;[.$G$1]*[.A36]-[.F36];0)" office:value-type="float" office:value="0">
            <text:p>0</text:p>
          </table:table-cell>
          <table:table-cell table:formula="of:=IF(AND([.E36]&lt;&gt;&quot;&quot;;[.G36]&gt;0);MID([.E36];9;7)&amp;&quot;,&quot;&amp;[.G36]&amp;&quot;, &quot;&amp;[.I36];&quot;&quot;)">
            <text:p/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8]-[.F38]&gt;0;[.$G$1]*[.A38]-[.F38];0)" office:value-type="float" office:value="0">
            <text:p>0</text:p>
          </table:table-cell>
          <table:table-cell table:formula="of:=IF(AND([.E38]&lt;&gt;&quot;&quot;;[.G38]&gt;0);MID([.E38];9;7)&amp;&quot;,&quot;&amp;[.G38]&amp;&quot;, &quot;&amp;[.I38];&quot;&quot;)">
            <text:p/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40]-[.F40]&gt;0;[.$G$1]*[.A40]-[.F40];0)" office:value-type="float" office:value="0">
            <text:p>0</text:p>
          </table:table-cell>
          <table:table-cell table:formula="of:=IF(AND([.E40]&lt;&gt;&quot;&quot;;[.G40]&gt;0);MID([.E40];9;7)&amp;&quot;,&quot;&amp;[.G40]&amp;&quot;, &quot;&amp;[.I40];&quot;&quot;)">
            <text:p/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1]-[.F41]&gt;0;[.$G$1]*[.A41]-[.F41];0)" office:value-type="float" office:value="0">
            <text:p>0</text:p>
          </table:table-cell>
          <table:table-cell table:formula="of:=IF(AND([.E41]&lt;&gt;&quot;&quot;;[.G41]&gt;0);MID([.E41];9;7)&amp;&quot;,&quot;&amp;[.G41]&amp;&quot;, &quot;&amp;[.I41];&quot;&quot;)">
            <text:p/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42]-[.F42]&gt;0;[.$G$1]*[.A42]-[.F42];0)" office:value-type="float" office:value="0">
            <text:p>0</text:p>
          </table:table-cell>
          <table:table-cell table:formula="of:=IF(AND([.E42]&lt;&gt;&quot;&quot;;[.G42]&gt;0);MID([.E42];9;7)&amp;&quot;,&quot;&amp;[.G42]&amp;&quot;, &quot;&amp;[.I42];&quot;&quot;)">
            <text:p/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2">
            <text:p>2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2, 0">
            <text:p>1099245,2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8]-[.F48]&gt;0;[.$G$1]*[.A48]-[.F48];0)" office:value-type="float" office:value="0">
            <text:p>0</text:p>
          </table:table-cell>
          <table:table-cell table:formula="of:=IF(AND([.E48]&lt;&gt;&quot;&quot;;[.G48]&gt;0);MID([.E48];9;7)&amp;&quot;,&quot;&amp;[.G48]&amp;&quot;, &quot;&amp;[.I48];&quot;&quot;)">
            <text:p/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51]-[.F51]&gt;0;[.$G$1]*[.A51]-[.F51];0)" office:value-type="float" office:value="0">
            <text:p>0</text:p>
          </table:table-cell>
          <table:table-cell table:formula="of:=IF(AND([.E51]&lt;&gt;&quot;&quot;;[.G51]&gt;0);MID([.E51];9;7)&amp;&quot;,&quot;&amp;[.G51]&amp;&quot;, &quot;&amp;[.I51];&quot;&quot;)">
            <text:p/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office:value-type="string">
            <text:p>Buchse 8!</text:p>
          </table:table-cell>
          <table:table-cell/>
          <table:table-cell table:style-name="ce8" office:value-type="string">
            <text:p>Fischer s.u.</text:p>
          </table:table-cell>
          <table:table-cell office:value-type="float" office:value="4">
            <text:p>4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formula="of:=IF(AND([.E55]&lt;&gt;&quot;&quot;;[.G55]&gt;0);MID([.E55];9;7)&amp;&quot;,&quot;&amp;[.G55]&amp;&quot;, &quot;&amp;[.I55];&quot;&quot;)">
            <text:p/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rnell 13247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E56]&lt;&gt;&quot;&quot;;[.G56]&gt;0);MID([.E56];9;7)&amp;&quot;,&quot;&amp;[.G56]&amp;&quot;, &quot;&amp;[.I56];&quot;&quot;)">
            <text:p/>
          </table:table-cell>
          <table:table-cell/>
          <table:table-cell table:number-columns-repeated="1015"/>
        </table:table-row>
        <table:table-row table:style-name="ro1">
          <table:table-cell/>
          <table:table-cell office:value-type="string">
            <text:p>lm317</text:p>
          </table:table-cell>
          <table:table-cell table:number-columns-repeated="2"/>
          <table:table-cell office:value-type="string">
            <text:p>Farnell 146908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AND([.E57]&lt;&gt;&quot;&quot;;[.G57]&gt;0);MID([.E57];9;7)&amp;&quot;,&quot;&amp;[.G57]&amp;&quot;, &quot;&amp;[.I57];&quot;&quot;)">
            <text:p/>
          </table:table-cell>
          <table: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ehäuse Lader</text:p>
          </table:table-cell>
          <table:table-cell table:number-columns-repeated="2"/>
          <table:table-cell office:value-type="string">
            <text:p>Fischer AKG 55 24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ehäuse Display</text:p>
          </table:table-cell>
          <table:table-cell table:number-columns-repeated="2"/>
          <table:table-cell office:value-type="string">
            <text:p>Fischer AKG 55 16 80 SA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Gehäuse Combi</text:p>
          </table:table-cell>
          <table:table-cell table:number-columns-repeated="2"/>
          <table:table-cell office:value-type="string">
            <text:p>Fischer AKG 55 28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8 Pol</text:p>
          </table:table-cell>
          <table:table-cell table:number-columns-repeated="2"/>
          <table:table-cell office:value-type="string">
            <text:p>Fischer ASLA 08 G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6 Pol</text:p>
          </table:table-cell>
          <table:table-cell table:number-columns-repeated="2"/>
          <table:table-cell office:value-type="string">
            <text:p>Fischer ASLA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8 Pol</text:p>
          </table:table-cell>
          <table:table-cell table:number-columns-repeated="2"/>
          <table:table-cell office:value-type="string">
            <text:p>Fischer FLMP 08 G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6 Pol</text:p>
          </table:table-cell>
          <table:table-cell table:number-columns-repeated="2"/>
          <table:table-cell office:value-type="string">
            <text:p>Fischer FLMP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8cm" fo:margin-bottom="2cm" fo:margin-left="1.065cm" fo:margin-right="1.21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4.08.2010</text:date>, <text:time>23:2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3H55M28S</meta:editing-duration>
    <meta:editing-cycles>20</meta:editing-cycles>
    <meta:generator>OpenOffice.org/3.2$Win32 OpenOffice.org_project/320m12$Build-9483</meta:generator>
    <dc:date>2010-08-04T23:27:08.26</dc:date>
    <dc:creator>Fabian Huslik</dc:creator>
    <meta:printed-by>Fabian Huslik</meta:printed-by>
    <meta:print-date>2010-03-23T11:03:13</meta:print-date>
    <meta:document-statistic meta:table-count="3" meta:cell-count="1008" meta:object-count="0"/>
  </office:meta>
</office:document-meta>
</file>